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D00000025834012A360D4C1B3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paragraph-properties fo:margin-top="0in" fo:margin-bottom="0.0417in"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2" style:family="paragraph" style:parent-style-name="Standard">
      <style:paragraph-properties fo:margin-top="0in" fo:margin-bottom="0.0417in"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3" style:family="paragraph" style:parent-style-name="Standard">
      <style:paragraph-properties fo:margin-top="0in" fo:margin-bottom="0.0417in" loext:contextual-spacing="false" fo:line-height="100%" fo:orphans="0" fo:widows="0"/>
      <style:text-properties fo:color="#434343" style:font-name="Roboto Light" fo:font-size="10pt" fo:font-style="italic" style:font-name-asian="Roboto Light1" style:font-size-asian="10pt" style:font-style-asian="italic" style:font-name-complex="Roboto Light1" style:font-size-complex="10pt"/>
    </style:style>
    <style:style style:name="P4" style:family="paragraph" style:parent-style-name="Standard">
      <style:paragraph-properties fo:margin-top="0in" fo:margin-bottom="0.0417in" loext:contextual-spacing="false" fo:line-height="100%"/>
    </style:style>
    <style:style style:name="P5" style:family="paragraph" style:parent-style-name="Standard">
      <style:paragraph-properties fo:margin-top="0in" fo:margin-bottom="0.0417in" loext:contextual-spacing="false" fo:line-height="100%" fo:orphans="0" fo:widows="0"/>
    </style:style>
    <style:style style:name="P6" style:family="paragraph" style:parent-style-name="Standard" style:master-page-name="Standard">
      <style:paragraph-properties fo:margin-top="0in" fo:margin-bottom="0.0417in" loext:contextual-spacing="false" fo:line-height="100%" style:page-number="1"/>
      <style:text-properties fo:color="#434343" style:font-name="Roboto" fo:font-size="10pt" fo:font-weight="bold" style:font-name-asian="Roboto1" style:font-size-asian="10pt" style:font-weight-asian="bold" style:font-name-complex="Roboto1" style:font-size-complex="10pt" fo:background-color="#ffff00"/>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orphans="0" fo:widows="0" fo:text-indent="-0.25in" style:auto-text-indent="false"/>
    </style:style>
    <style:style style:name="P10" style:family="paragraph" style:parent-style-name="Standard" style:list-style-name="WWNum3">
      <style:paragraph-properties fo:margin-left="0.5in" fo:margin-right="0in" fo:margin-top="0in" fo:margin-bottom="0.0417in" loext:contextual-spacing="false" fo:line-height="100%" fo:orphans="0" fo:widows="0"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color="#434343" style:font-name="Roboto Light" fo:font-size="10pt" fo:font-style="italic" style:font-name-asian="Roboto Light1" style:font-size-asian="10pt" style:font-style-asian="italic" style:font-name-complex="Roboto Light1" style:font-size-complex="10pt"/>
    </style:style>
    <style:style style:name="P13" style:family="paragraph">
      <loext:graphic-properties draw:fill="solid" draw:fill-color="#a0a0a0"/>
      <style:paragraph-properties fo:text-align="center"/>
    </style:style>
    <style:style style:name="T1" style:family="text">
      <style:text-properties fo:color="#434343" style:font-name="Roboto" fo:font-size="10pt" fo:font-weight="bold" style:font-name-asian="Roboto1" style:font-size-asian="10pt" style:font-weight-asian="bold" style:font-name-complex="Roboto1" style:font-size-complex="10pt" fo:background-color="#ffff00"/>
    </style:style>
    <style:style style:name="T2" style:family="text">
      <style:text-properties fo:color="#434343" style:font-name="Roboto" fo:font-size="10pt" fo:font-style="italic" style:text-underline-style="solid" style:text-underline-width="auto" style:text-underline-color="font-color" fo:font-weight="bold" style:font-name-asian="Roboto1" style:font-size-asian="10pt" style:font-style-asian="italic" style:font-weight-asian="bold" style:font-name-complex="Roboto1" style:font-size-complex="10pt"/>
    </style:style>
    <style:style style:name="T3" style:family="text">
      <style:text-properties fo:color="#434343" style:font-name="Roboto" fo:font-size="12pt" fo:font-weight="bold" style:font-name-asian="Roboto1" style:font-size-asian="12pt" style:font-weight-asian="bold" style:font-name-complex="Roboto1" style:font-size-complex="12pt"/>
    </style:style>
    <style:style style:name="T4" style:family="text">
      <style:text-properties fo:color="#434343" style:font-name="Roboto Light" fo:font-size="10pt" fo:font-style="italic" style:font-name-asian="Roboto Light1" style:font-size-asian="10pt" style:font-style-asian="italic" style:font-name-complex="Roboto Light1" style:font-size-complex="10pt"/>
    </style:style>
    <style:style style:name="T5" style:family="text">
      <style:text-properties fo:color="#434343" style:font-name="Roboto Light" fo:font-size="10pt" fo:font-style="italic" style:text-underline-style="solid" style:text-underline-width="auto" style:text-underline-color="font-color" style:font-name-asian="Roboto Light1" style:font-size-asian="10pt" style:font-style-asian="italic" style:font-name-complex="Roboto Light1" style:font-size-complex="10pt"/>
    </style:style>
    <style:style style:name="T6" style:family="text">
      <style:text-properties fo:color="#434343" style:font-name="Roboto Light" fo:font-size="10pt" fo:font-style="italic" style:text-underline-style="none" style:font-name-asian="Roboto Light1" style:font-size-asian="10pt" style:font-style-asian="italic" style:font-name-complex="Roboto Light1" style:font-size-complex="10pt"/>
    </style:style>
    <style:style style:name="T7" style:family="text">
      <style:text-properties fo:color="#434343" style:font-name="Roboto Light" fo:font-size="10pt" style:font-name-asian="Roboto Light1" style:font-size-asian="10pt" style:font-name-complex="Roboto Light1" style:font-size-complex="10pt"/>
    </style:style>
    <style:style style:name="T8" style:family="text">
      <style:text-properties fo:color="#1155cc" style:font-name="Roboto Light" fo:font-size="10pt" style:text-underline-style="solid" style:text-underline-width="auto" style:text-underline-color="font-color" style:font-name-asian="Roboto Light1" style:font-size-asian="10pt" style:font-name-complex="Roboto Light1" style:font-size-complex="10pt"/>
    </style:style>
    <style:style style:name="T9" style:family="text">
      <style:text-properties fo:color="#1155cc" style:font-name="Roboto" fo:font-size="10pt" style:text-underline-style="solid" style:text-underline-width="auto" style:text-underline-color="font-color" fo:font-weight="bold" style:font-name-asian="Roboto1" style:font-size-asian="10pt" style:font-weight-asian="bold" style:font-name-complex="Roboto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text:span text:style-name="T1">*Please make a copy of this document and include this in your GitHub repository for your submission, using the tag #AndroidDevChallenge*</text:span></text:p>
      <text:p text:style-name="P1"/>
      <text:p text:style-name="P4"><text:span text:style-name="T3">Tell us what your idea is: Helper App to detect washing machine is done, iron is idling.. </text:span></text:p>
      <text:p text:style-name="Standard"><draw:rect text:anchor-type="as-char" style:rel-width="100%" draw:z-index="0" draw:style-name="gr1" draw:text-style-name="P13" svg:width="0.0012in" svg:height="0.0213in"><text:p/></draw:rect><text:span text:style-name="T4">Describe in 250 words what the feature or service will do and how you’ll use Machine Learning to push the bar:<text:line-break/></text:span></text:p>
      <text:p text:style-name="Standard"><text:span text:style-name="T2">The Smart Home Helper app will provide the following features to the user by applying deep learning mechanism:</text:span><text:span text:style-name="T4"><text:line-break/></text:span></text:p>
      <text:list xml:id="list277737061" text:style-name="WWNum1">
        <text:list-item>
          <text:p text:style-name="P7"><text:span text:style-name="T5">Power metering ‘sensor’: <text:line-break/></text:span><text:span text:style-name="T4">The app evaluates the power usage of connected appliances via smart plugs, to<text:line-break/>- identify automatically the connected appliance <text:line-break/> <text:s/>(e.g. light, coffee-machine, iron, electric kettle, washing machine, dryer...)<text:line-break/>- detect automatically the programme of the washing machine and when it has finished <text:line-break/> <text:s/>(to inform the user, and automatically switch-off in order to save power)<text:line-break/>- detect that the coffee-machine or electric kettle has finished <text:line-break/> <text:s/>(and to inform user that the coffee is ready or the water is ready for tea)<text:line-break/>- detect idling irons (to alert the user and switch-off in case to prevent fire conditions)<text:line-break/></text:span></text:p>
        </text:list-item>
        <text:list-item>
          <text:p text:style-name="P7"><text:span text:style-name="T5">User information services:</text:span><text:span text:style-name="T4"> <text:line-break/>The app informs the user via<text:line-break/>- push notifications on all handsets/wear <text:line-break/>- voice output on Google Home<text:line-break/></text:span></text:p>
        </text:list-item>
      </text:list>
      <text:p text:style-name="P11"><text:span text:style-name="T4">The appliances are plugged to electric power via smart outlets. Actually cheap smart plugs from Gosund (belonging to Chinese Tuya group) will be used. <text:line-break/>In order to have full control and access by the Helper app, the smart plugs are flashed with new open source firmware from the Tasmota project.<text:line-break/><text:line-break/>The app uses the ‘electric metering sense’ to classify via trained Tensor Flow model which appliance is connected, what programme is running and when the appliance has finished its task:<text:line-break/><text:line-break/>- the app requests on a continuous base the metering values from the associated smart-plug(s)<text:line-break/>- by using the Tasmato flashed plugs, the app gets in short intervals the current power consumption values<text:line-break/></text:span></text:p>
      <text:p text:style-name="P2"/>
      <text:p text:style-name="P4"><text:span text:style-name="T3">Tell us how you plan on bringing it to life. </text:span></text:p>
      <text:p text:style-name="Standard"><draw:rect text:anchor-type="as-char" style:rel-width="100%" draw:z-index="1" draw:style-name="gr1" draw:text-style-name="P13" svg:width="0.0012in" svg:height="0.0213in"><text:p/></draw:rect><text:span text:style-name="T4">Describe where your project is, how you could use Google’s help in the endeavor, and how you plan on using On-Device ML technology to bring the concept to life. The best submissions have a great idea combined with a concrete path of where you plan on going, which should include: </text:span></text:p>
      <text:list xml:id="list958518897" text:style-name="WWNum3">
        <text:list-item>
          <text:p text:style-name="P9"><text:span text:style-name="T4">(1) any potential sample code you’ve already written, </text:span></text:p>
        </text:list-item>
        <text:list-item>
          <text:p text:style-name="P9"><text:span text:style-name="T4">(2) a list of the ways you could use Google’s help, </text:span></text:p>
        </text:list-item>
        <text:list-item>
          <text:p text:style-name="P10"><text:span text:style-name="T4">(3) as well as the timeline on how you plan on bringing it to life by May 1, 2020. </text:span></text:p>
        </text:list-item>
      </text:list>
      <text:p text:style-name="P5"><text:span text:style-name="T5"><text:line-break/>Status of the project:</text:span><text:span text:style-name="T4"><text:line-break/>- the sensory to get the power metering values from the smart plugs is in place<text:line-break/>- the smart plugs from Gosund (SP1-C) are flashed with the open source firmware from Tasmota project<text:line-break/>- an app framework is in place which fetches and processes the power metering data from the smart plugs <text:line-break/> <text:s/>(the app will run on Android handset in home environment, i.e. using same WiFi network as the smart plugs)<text:line-break/>- some sample code for the “receiver app” (to inform user) is in place, actually it will be a PWA which gets push notifications about status updates (info that the appliance has started its task, an update which programme is running and the actual ‘finished task’ notification)<text:line-break/>- a Tensor Flow lite model is in place, which was adapted to apply object detection (person detection from connected camera) and shall form the ‘base’ for the time-series based deep-learning model<text:line-break/>- development- and testing environment (Android Studio, root server, tooling etc.) is in place<text:line-break/><text:line-break/></text:span><text:span text:style-name="T5">List of ways to use Google’s help:</text:span><text:span text:style-name="T4"><text:line-break/>- support on specific TF (lite) questions on adapting the underlying model to this scenario<text:line-break/>- support on best approaches to train model on cloud and transfer trained weights onto app, or to apply local learning mechanism within the app locally<text:line-break/>- potentially ways/methods to avoid that the service is being terminated by the OS <text:line-break/> <text:s/>(as the app will collect continuously metering values) <text:line-break/>- to be defined - actually the category of ‘to expect the still unexpected specific questions’<text:line-break/></text:span></text:p>
      <text:p text:style-name="P5"><text:span text:style-name="T5">Timeline:</text:span><text:span text:style-name="T4"><text:line-break/>November: <text:line-break/>- by end of november the phase to collect power metering value series will be reached (to collect as many as possible training data sets, i.e. labelled value series of electric kettle, washing machine and underlying washing programmes, dryer and iron power usage)<text:line-break/>- further studies and prototyping on TF models, applicable model, to apply own training data<text:line-break/>- organizing applicable boilerplate code, preparing app framework material (e.g. Vue for PWA)<text:line-break/>- preparation of detailed work packages <text:line-break/>- precise timeline plan<text:line-break/><text:line-break/>December: <text:line-break/>- by end of december (21st December), the TF model shall be ready and based on training- and test-data, an initial evaluation of the results is achieved (to detect reliable the start of a task, the connected appliance and the actual correct prediction of end of the task)<text:line-break/>- by end of december the TF app shall be ready as functional PoC (basic UI, foreground running service, components to interface smart plugs and provide input values to TF, trigger to send push notifications). <text:line-break/>- by end of december the PWA app and small server aoo shall be ready as functional PoC (service workers, manifest, basic UI, getting push notifications)<text:line-break/>- Time from 22nd - 31st December is reserved buffer to finalize above work packages<text:line-break/><text:line-break/>January:<text:line-break/>- Focus is on optimizing the TF model (to improve the prediction rate)</text:span></text:p>
      <text:p text:style-name="P12"/>
      <text:p text:style-name="P5"><text:span text:style-name="T4">February:<text:line-break/>- focus is finalizing the user experience, to optimize the user scenarios (the service shall work as transparent and silently in the background as possible, just informing and in case alerting the user)<text:line-break/>- further optimization of TF model, training and test data sets<text:line-break/><text:line-break/>March::<text:line-break/>- Intensive testing of the app and service with friends (beta)<text:line-break/>- further usability optimization</text:span></text:p>
      <text:p text:style-name="P11"><text:span text:style-name="T4"><text:line-break/>April:<text:line-break/>- buffer (which typically is highly needed)<text:line-break/>- preparation of event, testing all possible (and impossible) scenarios and applicable mitigations</text:span></text:p>
      <text:p text:style-name="P12"/>
      <text:p text:style-name="P11"><text:span text:style-name="T4">May, 1st:<text:line-break/>- ready, everything in place and works without quirks and issues</text:span></text:p>
      <text:p text:style-name="P12"/>
      <text:p text:style-name="P12"/>
      <text:p text:style-name="P12"/>
      <text:p text:style-name="P12"><text:soft-page-break/></text:p>
      <text:p text:style-name="P12"/>
      <text:p text:style-name="P12"/>
      <text:p text:style-name="P11"><text:span text:style-name="T4"><text:line-break/><text:line-break/></text:span></text:p>
      <text:p text:style-name="P3"/>
      <text:p text:style-name="P4"><text:span text:style-name="T3">Tell us about you. </text:span></text:p>
      <text:p text:style-name="Standard"><draw:rect text:anchor-type="as-char" style:rel-width="100%" draw:z-index="2" draw:style-name="gr1" draw:text-style-name="P13" svg:width="0.0012in" svg:height="0.0213in"><text:p/></draw:rect><text:span text:style-name="T7"><text:s/>A great idea is just one part of the equation; we also want to learn a bit more about you. Share with us some of your other projects so we can get an idea of how we can assist you with your project. </text:span></text:p>
      <text:p text:style-name="P2"/>
      <text:p text:style-name="P5"><text:span text:style-name="T7">With my professional background in Giesecke+Devrient, we launched the payment apps and underlying services on server side in mobile payments e.g. for<text:line-break/>Banks and Institutes like S-Payment Group:<text:line-break/></text:span><text:a xlink:type="simple" xlink:href="https://play.google.com/store/apps/details?id=com.s_payment.mobiles_bezahlen&amp;hl=en" text:style-name="ListLabel_20_28" text:visited-style-name="ListLabel_20_28"><text:span text:style-name="T8">https://play.google.com/store/apps/details?id=com.s_payment.mobiles_bezahlen&amp;hl=en</text:span></text:a></text:p>
      <text:p text:style-name="P5"><text:span text:style-name="T7">Or Rabobank:</text:span></text:p>
      <text:p text:style-name="P5"><text:a xlink:type="simple" xlink:href="https://play.google.com/store/apps/details?id=nl.rabowallet&amp;hl=en" text:style-name="ListLabel_20_28" text:visited-style-name="ListLabel_20_28"><text:span text:style-name="T8">https://play.google.com/store/apps/details?id=nl.rabowallet&amp;hl=en</text:span></text:a></text:p>
      <text:p text:style-name="P5"><text:span text:style-name="T7">In small team (2 colleagues and myself) participated in hackathons like</text:span></text:p>
      <text:p text:style-name="P5"><text:span text:style-name="T7">2018: </text:span><text:a xlink:type="simple" xlink:href="https://ahoi.sparkassen-hub.com/en/symbioticon/" text:style-name="ListLabel_20_28" text:visited-style-name="ListLabel_20_28"><text:span text:style-name="T8">https://ahoi.sparkassen-hub.com/en/symbioticon/</text:span></text:a></text:p>
      <text:p text:style-name="P5"><text:span text:style-name="T7">2019: </text:span><text:a xlink:type="simple" xlink:href="https://www.ecb.europa.eu/pub/conferences/html/20190506_innovative_euro_single_market.en.html" text:style-name="ListLabel_20_28" text:visited-style-name="ListLabel_20_28"><text:span text:style-name="T8">https://www.ecb.europa.eu/pub/conferences/html/20190506_innovative_euro_single_market.en.html</text:span></text:a></text:p>
      <text:p text:style-name="P1"/>
      <text:p text:style-name="P1"/>
      <text:p text:style-name="P4"><text:span text:style-name="T3">Next steps. <text:s/></text:span></text:p>
      <text:p text:style-name="Standard"><draw:rect text:anchor-type="as-char" style:rel-width="100%" draw:z-index="3" draw:style-name="gr1" draw:text-style-name="P13" svg:width="0.0012in" svg:height="0.0213in"><text:p/></draw:rect><text:span text:style-name="T7"><text:s/></text:span></text:p>
      <text:list xml:id="list3476713315" text:style-name="WWNum2">
        <text:list-item>
          <text:p text:style-name="P8"><text:span text:style-name="T7">Be sure to include this cover letter in your GitHub repository</text:span></text:p>
        </text:list-item>
        <text:list-item>
          <text:p text:style-name="P8"><text:span text:style-name="T7">Your GitHub repository should be tagged #AndroidDevChallenge</text:span></text:p>
        </text:list-item>
        <text:list-item>
          <text:p text:style-name="P8"><text:span text:style-name="T7">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span></text:p>
        </text:list-item>
        <text:list-item>
          <text:p text:style-name="P8"><text:a xlink:type="simple" xlink:href="https://docs.google.com/forms/d/e/1FAIpQLSe43koQL33IzgxXQl29Ex3AhFuqd4hQzxLiXREqwRkDGtx1vA/viewform?usp=sf_link" text:style-name="ListLabel_20_29" text:visited-style-name="ListLabel_20_29"><text:span text:style-name="T9">The final step is to fill out this form to officially submit your proposal. </text:span></text:a></text:p>
        </text:list-item>
      </text:list>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Light" fo:font-family="'Roboto Light'"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0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Light" fo:font-family="'Roboto Light'"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Roboto Light" fo:font-family="'Roboto Light'" style:font-family-generic="roman" style:font-pitch="variable" fo:font-size="10pt" style:text-underline-style="solid" style:text-underline-width="auto" style:text-underline-color="font-color" style:font-name-asian="Roboto Light1" style:font-family-asian="'Roboto Light'" style:font-family-generic-asian="system" style:font-pitch-asian="variable" style:font-size-asian="10pt" style:font-name-complex="Roboto Light1" style:font-family-complex="'Roboto Light'"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frame draw:style-name="Mfr1" draw:name="image1.png" text:anchor-type="as-char" svg:width="6.5in" svg:height="1.9445in" draw:z-index="5"><draw:image xlink:href="Pictures/10000000000007D00000025834012A360D4C1B3B.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3" meta:word-count="1166" meta:character-count="7185" meta:non-whitespace-character-count="6005"/>
    <meta:generator>LibreOfficeDev/6.0.5.2$Linux_X86_64 LibreOffice_project/</meta:generator>
  </office:meta>
</office:document-meta>
</file>